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260" officeooo:paragraph-rsid="001bd260"/>
    </style:style>
    <style:style style:name="P2" style:family="paragraph" style:parent-style-name="Standard">
      <style:text-properties officeooo:rsid="001c430e" officeooo:paragraph-rsid="001c430e"/>
    </style:style>
    <style:style style:name="P3" style:family="paragraph" style:parent-style-name="Standard" style:list-style-name="L1">
      <style:text-properties officeooo:rsid="001bd260" officeooo:paragraph-rsid="001bd260"/>
    </style:style>
    <style:style style:name="P4" style:family="paragraph" style:parent-style-name="Standard" style:list-style-name="L1">
      <style:text-properties officeooo:rsid="001d1f18" officeooo:paragraph-rsid="001d1f18"/>
    </style:style>
    <style:style style:name="P5" style:family="paragraph" style:parent-style-name="Standard" style:list-style-name="L1">
      <style:text-properties officeooo:rsid="00211c92" officeooo:paragraph-rsid="00211c92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24426d"/>
    </style:style>
    <style:style style:name="T3" style:family="text">
      <style:text-properties officeooo:rsid="00259b5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8305593" text:style-name="L1">
        <text:list-item>
          <text:p text:style-name="P3">Images – descriptive name for images, <text:s/><text:span text:style-name="T2">this way they get found as pictures and lead to website</text:span></text:p>
        </text:list-item>
        <text:list-item>
          <text:p text:style-name="P3">alt tags for images may need to be edited</text:p>
        </text:list-item>
        <text:list-item>
          <text:p text:style-name="P3">product description should have unique content</text:p>
        </text:list-item>
        <text:list-item>
          <text:p text:style-name="P3">create some blog posts regarding care and/or care products</text:p>
        </text:list-item>
        <text:list-item>
          <text:p text:style-name="P3">creating videos presenting products (<text:a xlink:type="simple" xlink:href="https://www.youtube.com/user/rehabmart/" text:style-name="Internet_20_link" text:visited-style-name="Visited_20_Internet_20_Link">https://www.youtube.com/user/rehabmart/</text:a> ←example)</text:p>
        </text:list-item>
        <text:list-item>
          <text:p text:style-name="P3">You should <text:span text:style-name="Emphasis"><text:span text:style-name="Strong_20_Emphasis"><text:span text:style-name="T1">keep your meta descriptions under 155 characters</text:span></text:span></text:span><text:span text:style-name="T1">.</text:span> Google often cuts off longer meta descriptions. <text:tab/></text:p>
        </text:list-item>
        <text:list-item>
          <text:p text:style-name="P4">Consider FAQ page</text:p>
        </text:list-item>
        <text:list-item>
          <text:p text:style-name="P4">Link building. Build trust and authority from other websites. </text:p>
        </text:list-item>
        <text:list-item>
          <text:p text:style-name="P5">Local trade pages <text:span text:style-name="T3">(extension to above)</text:span>:</text:p>
          <text:p text:style-name="P5"><text:a xlink:type="simple" xlink:href="https://housingcare.org/service/list/s-73-aids-equipment-services-supplies/l-247-bournemouth" text:style-name="Internet_20_link" text:visited-style-name="Visited_20_Internet_20_Link">https://housingcare.org/service/list/s-73-aids-equipment-services-supplies/l-247-bournemouth</text:a><text:line-break/><text:a xlink:type="simple" xlink:href="https://www.mylifemycare.com/directory-of-equipment?f=Bournemouth&amp;q=wheelchairs&amp;sort=Title&amp;size=20" text:style-name="Internet_20_link" text:visited-style-name="Visited_20_Internet_20_Link">https://www.mylifemycare.com/directory-of-equipment?f=Bournemouth&amp;q=wheelchairs&amp;sort=Title&amp;size=20</text:a><text:line-break/></text:p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urces:</text:p>
      <text:p text:style-name="P2"><text:a xlink:type="simple" xlink:href="https://www.searchenginejournal.com/shopify-seo-checklist/433674/" text:style-name="Internet_20_link" text:visited-style-name="Visited_20_Internet_20_Link">https://www.searchenginejournal.com/shopify-seo-checklist/433674/</text:a></text:p>
      <text:p text:style-name="P2"><text:a xlink:type="simple" xlink:href="https://popupsmart.com/blog/shopify-seo-checklist#1setuptheessentialtools" text:style-name="Internet_20_link" text:visited-style-name="Visited_20_Internet_20_Link">https://popupsmart.com/blog/shopify-seo-checklist#1setuptheessentialtools</text:a></text:p>
      <text:p text:style-name="P2"><text:a xlink:type="simple" xlink:href="https://www.digismoothie.com/blog/shopify-seo-checklist" text:style-name="Internet_20_link" text:visited-style-name="Visited_20_Internet_20_Link">https://www.digismoothie.com/blog/shopify-seo-checklist</text:a></text:p>
      <text:p text:style-name="P2"><text:a xlink:type="simple" xlink:href="https://optinmonster.com/shopify-seo-guide/" text:style-name="Internet_20_link" text:visited-style-name="Visited_20_Internet_20_Link">https://optinmonster.com/shopify-seo-guide/</text:a><text:line-break/><text:a xlink:type="simple" xlink:href="https://www.shopify.com/blog/seo-checklist-online-store" text:style-name="Internet_20_link" text:visited-style-name="Visited_20_Internet_20_Link">https://www.shopify.com/blog/seo-checklist-online-store</text:a></text:p>
      <text:p text:style-name="P2"/>
      <text:p text:style-name="P2"/>
      <text:list xml:id="list162760502951110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4:55:40.890000000</meta:creation-date>
    <dc:date>2022-10-21T16:27:58.766000000</dc:date>
    <meta:editing-duration>PT9M34S</meta:editing-duration>
    <meta:editing-cycles>4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6" meta:word-count="99" meta:character-count="1056" meta:non-whitespace-character-count="977"/>
  </office:meta>
</office:document-meta>
</file>